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sourceUtils.getFile( URL resource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Utils.toURI( URL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Utils.isFileURL( URL ur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sourceUtils.getFile( URI resource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Utils.getURL( String resourceLocation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ResourceUtils.getFile( URI resourceUri , String descrip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sourceUtils.useCachesIfNecessary( URLConnection c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Utils.isJarURL( URL url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sourceUtils.toURI( String l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Utils.extractArchiveURL( URL jarUrl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ResourceUtils.isUrl( @ Nullable String resourceLocatio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ResourceUtils.toURL( String l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Utils.toRelativeURL( URL root , String relative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sourceUtils.getFile( String resourceLocation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ResourceUtils.getFile( URL resourceUrl , String descript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ResourceUtils.isJarFileURL( URL ur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sourceUtils.extractJarFileURL( URL jarUrl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9">
            <text:p text:style-name="Table_20_Contents">1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